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6e38b" officeooo:paragraph-rsid="0016e38b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7ebab" officeooo:paragraph-rsid="0017ebab" style:font-size-asian="9pt" style:font-size-complex="9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10%" fo:text-align="center" style:justify-single-word="false" fo:orphans="0" fo:widows="0"/>
    </style:style>
    <style:style style:name="P8" style:family="paragraph" style:parent-style-name="Standard">
      <style:paragraph-properties fo:line-height="111%" fo:orphans="0" fo:widows="0"/>
    </style:style>
    <style:style style:name="P9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orphans="0" fo:widows="0"/>
      <style:text-properties fo:font-size="12pt" officeooo:rsid="00193e4a" officeooo:paragraph-rsid="00193e4a" style:font-size-asian="12pt" style:font-size-complex="12pt"/>
    </style:style>
    <style:style style:name="P12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rsid="0017ebab" officeooo:paragraph-rsid="0017ebab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L1">
      <style:paragraph-properties fo:orphans="0" fo:widows="0"/>
      <style:text-properties fo:font-size="12pt" officeooo:rsid="0016e38b" officeooo:paragraph-rsid="0016e38b" style:font-size-asian="12pt" style:font-size-complex="12pt"/>
    </style:style>
    <style:style style:name="P22" style:family="paragraph" style:parent-style-name="Standard" style:list-style-name="L1">
      <style:paragraph-properties fo:orphans="0" fo:widows="0"/>
      <style:text-properties fo:font-size="12pt" officeooo:rsid="0017ebab" officeooo:paragraph-rsid="0017ebab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c83a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6e38b"/>
    </style:style>
    <style:style style:name="T5" style:family="text">
      <style:text-properties officeooo:rsid="0017eb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 table:style-name="Table1.3">
          <table:table-cell table:style-name="Table1.A3" office:value-type="string">
            <text:p text:style-name="P15">Test Case ID: <text:span text:style-name="T4">RG-07v2</text:span></text:p>
          </table:table-cell>
          <table:table-cell table:style-name="Table1.B3" office:value-type="string">
            <text:p text:style-name="P17">Test Designed by: </text:p>
          </table:table-cell>
        </table:table-row>
        <table:table-row table:style-name="Table1.2">
          <table:table-cell table:style-name="Table1.A4" office:value-type="string">
            <text:p text:style-name="P13">Test Priority (Low/Medium/High): <text:span text:style-name="T4">Medium</text:span></text:p>
          </table:table-cell>
          <table:table-cell table:style-name="Table1.B4" office:value-type="string">
            <text:p text:style-name="P16">Test Designed date: </text:p>
          </table:table-cell>
        </table:table-row>
        <table:table-row table:style-name="Table1.3">
          <table:table-cell table:style-name="Table1.A5" office:value-type="string">
            <text:p text:style-name="P13">Module Name: </text:p>
          </table:table-cell>
          <table:table-cell table:style-name="Table1.B5" office:value-type="string">
            <text:p text:style-name="P16">Test Executed by: </text:p>
          </table:table-cell>
        </table:table-row>
        <table:table-row table:style-name="Table1.3">
          <table:table-cell table:style-name="Table1.A6" office:value-type="string">
            <text:p text:style-name="P13">Test Title: <text:span text:style-name="T4">Unicidad de cursos en interfaz</text:span></text:p>
          </table:table-cell>
          <table:table-cell table:style-name="Table1.B6" office:value-type="string">
            <text:p text:style-name="P16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3">Description: <text:span text:style-name="T4">Cada curso tiene como llave única la combinación de código, número de sección, año y semestre de realización.</text:span></text:p>
            <text:p text:style-name="P14">El curso se crea mediante la interfaz proporcionada.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0"/>
          </table:table-cell>
          <table:table-cell table:style-name="Table1.A9" office:value-type="string">
            <text:p text:style-name="P10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4000987984" text:style-name="L1">
              <text:list-item>
                <text:p text:style-name="P21">Existe un curso en el sistema</text:p>
              </text:list-item>
              <text:list-item>
                <text:p text:style-name="P22">Existe cuenta de profesor</text:p>
              </text:list-item>
            </text:list>
            <text:p text:style-name="P10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11">login, gestion de cursos.</text:p>
          </table:table-cell>
          <table:covered-table-cell/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5">Ingresar al sistema como profesor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Ap<text:span text:style-name="T5">arece landing page de profesor</text:span>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4">Ingresar a la sección de cursos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Aparecen los cursos actuales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Seleccionar uno de los cursos creados y anotar sus campos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4">Crear un curso con los datos obtenidos del curso seleccionado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4">No es posible crear el curso <text:span text:style-name="T5">o no aparece en el listado.</text:span>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8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8">Dependencies: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4T18:02:50.799444177</dc:date>
    <meta:editing-duration>PT14M30S</meta:editing-duration>
    <meta:editing-cycles>6</meta:editing-cycles>
    <meta:document-statistic meta:table-count="3" meta:image-count="0" meta:object-count="0" meta:page-count="2" meta:paragraph-count="36" meta:word-count="150" meta:character-count="922" meta:non-whitespace-character-count="799"/>
  </office:meta>
</office:document-meta>
</file>